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 Neue" svg:font-family="Helvetica Neue" style:font-family-generic="roman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437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631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0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6208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5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right" style:position="7.2437in"/>
        </style:tab-stops>
      </style:paragraph-properties>
      <style:text-properties style:font-name="Calibri" fo:color="#000000" fo:font-size="26pt" style:font-size-asian="26pt"/>
    </style:style>
    <style:style style:name="P99" style:parent-style-name="Cuerpo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100" style:parent-style-name="Cuerpo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T101" style:parent-style-name="Fuentedepárrafopredeter.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02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03" style:parent-style-name="Fuentedepárrafopredeter.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0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05" style:parent-style-name="Cuerpo" style:family="paragraph">
      <style:text-properties style:font-name="Arial" style:font-name-complex="Arial" fo:font-size="12pt" style:font-size-asian="12pt" style:font-size-complex="12pt"/>
    </style:style>
    <style:style style:name="P106" style:parent-style-name="Cuerpo" style:family="paragraph">
      <style:text-properties style:font-name="Arial" style:font-name-complex="Arial" fo:font-size="12pt" style:font-size-asian="12pt" style:font-size-complex="12pt"/>
    </style:style>
    <style:style style:name="P107" style:parent-style-name="Cuerpo" style:family="paragraph">
      <style:text-properties style:font-name="Arial" style:font-name-complex="Arial" fo:font-size="12pt" style:font-size-asian="12pt" style:font-size-complex="12pt"/>
    </style:style>
    <style:style style:name="P108" style:parent-style-name="Cuerpo" style:family="paragraph">
      <style:text-properties style:font-name="Arial" style:font-name-complex="Arial" fo:font-size="12pt" style:font-size-asian="12pt" style:font-size-complex="12pt"/>
    </style:style>
    <style:style style:name="P109" style:parent-style-name="Cuerpo" style:family="paragraph">
      <style:text-properties style:font-name="Arial" style:font-name-complex="Arial" fo:font-size="12pt" style:font-size-asian="12pt" style:font-size-complex="12pt"/>
    </style:style>
    <style:style style:name="P110" style:parent-style-name="Cuerpo" style:family="paragraph">
      <style:text-properties style:font-name="Arial" style:font-name-complex="Arial" fo:font-size="12pt" style:font-size-asian="12pt" style:font-size-complex="12pt"/>
    </style:style>
    <style:style style:name="P111" style:parent-style-name="Cuerpo" style:family="paragraph">
      <style:text-properties style:font-name="Arial" style:font-name-complex="Arial" fo:font-size="12pt" style:font-size-asian="12pt" style:font-size-complex="12pt"/>
    </style:style>
    <style:style style:name="P112" style:parent-style-name="Cuerpo" style:family="paragraph">
      <style:text-properties style:font-name="Arial" style:font-name-complex="Arial" fo:font-size="12pt" style:font-size-asian="12pt" style:font-size-complex="12pt"/>
    </style:style>
    <style:style style:name="P113" style:parent-style-name="Cuerpo" style:family="paragraph">
      <style:text-properties style:font-name="Arial" style:font-name-complex="Arial" fo:font-size="12pt" style:font-size-asian="12pt" style:font-size-complex="12pt"/>
    </style:style>
    <style:style style:name="P114" style:parent-style-name="Cuerpo" style:family="paragraph">
      <style:text-properties style:font-name="Arial" style:font-name-complex="Arial" fo:font-size="12pt" style:font-size-asian="12pt" style:font-size-complex="12pt"/>
    </style:style>
    <style:style style:name="P115" style:parent-style-name="Cuerpo" style:family="paragraph">
      <style:text-properties style:font-name="Arial" style:font-name-complex="Arial" fo:font-size="12pt" style:font-size-asian="12pt" style:font-size-complex="12pt"/>
    </style:style>
    <style:style style:name="P116" style:parent-style-name="Cuerpo" style:family="paragraph">
      <style:text-properties style:font-name="Arial" style:font-name-complex="Arial" fo:font-size="12pt" style:font-size-asian="12pt" style:font-size-complex="12pt"/>
    </style:style>
    <style:style style:name="P117" style:parent-style-name="Cuerpo" style:family="paragraph">
      <style:text-properties style:font-name="Arial" style:font-name-complex="Arial" fo:font-size="12pt" style:font-size-asian="12pt" style:font-size-complex="12pt"/>
    </style:style>
    <style:style style:name="P118" style:parent-style-name="Cuerpo" style:family="paragraph">
      <style:text-properties style:font-name="Arial" style:font-name-complex="Arial" fo:font-size="12pt" style:font-size-asian="12pt" style:font-size-complex="12pt"/>
    </style:style>
    <style:style style:name="P119" style:parent-style-name="Cuerpo" style:family="paragraph">
      <style:text-properties style:font-name="Arial" style:font-name-complex="Arial" fo:font-size="12pt" style:font-size-asian="12pt" style:font-size-complex="12pt"/>
    </style:style>
    <style:style style:name="P120" style:parent-style-name="Cuerpo" style:family="paragraph">
      <style:text-properties style:font-name="Arial" style:font-name-complex="Arial" fo:font-size="12pt" style:font-size-asian="12pt" style:font-size-complex="12pt"/>
    </style:style>
    <style:style style:name="P121" style:parent-style-name="Cuerpo" style:family="paragraph">
      <style:paragraph-properties fo:text-indent="0.5in"/>
      <style:text-properties style:font-name="Arial" style:font-name-complex="Arial" fo:font-size="12pt" style:font-size-asian="12pt" style:font-size-complex="12pt"/>
    </style:style>
    <style:style style:name="P122" style:parent-style-name="Cuerpo" style:family="paragraph">
      <style:text-properties style:font-name="Arial" style:font-name-complex="Arial" fo:font-size="12pt" style:font-size-asian="12pt" style:font-size-complex="12pt"/>
    </style:style>
    <style:style style:name="P123" style:parent-style-name="Cuerpo" style:family="paragraph">
      <style:text-properties style:font-name="Arial" style:font-name-complex="Arial" fo:font-size="12pt" style:font-size-asian="12pt" style:font-size-complex="12pt"/>
    </style:style>
    <style:style style:name="P124" style:parent-style-name="Cuerpo" style:family="paragraph">
      <style:text-properties style:font-name="Arial" style:font-name-complex="Arial" fo:font-size="12pt" style:font-size-asian="12pt" style:font-size-complex="12pt"/>
    </style:style>
    <style:style style:name="P125" style:parent-style-name="Cuerpo" style:family="paragraph">
      <style:paragraph-properties fo:text-indent="0.5in"/>
      <style:text-properties style:font-name="Arial" style:font-name-complex="Arial" fo:font-size="12pt" style:font-size-asian="12pt" style:font-size-complex="12pt"/>
    </style:style>
    <style:style style:name="P126" style:parent-style-name="Cuerpo" style:family="paragraph">
      <style:text-properties style:font-name="Arial" style:font-name-complex="Arial" fo:font-size="12pt" style:font-size-asian="12pt" style:font-size-complex="12pt"/>
    </style:style>
    <style:style style:name="P127" style:parent-style-name="Cuerpo" style:family="paragraph">
      <style:text-properties style:font-name="Arial" style:font-name-complex="Arial" fo:font-size="12pt" style:font-size-asian="12pt" style:font-size-complex="12pt"/>
    </style:style>
    <style:style style:name="P128" style:parent-style-name="Cuerpo" style:family="paragraph">
      <style:text-properties style:font-name="Arial" style:font-name-complex="Arial" fo:font-size="12pt" style:font-size-asian="12pt" style:font-size-complex="12pt"/>
    </style:style>
    <style:style style:name="P129" style:parent-style-name="Cuerpo" style:family="paragraph">
      <style:text-properties style:font-name="Arial" style:font-name-complex="Arial" fo:font-size="12pt" style:font-size-asian="12pt" style:font-size-complex="12pt"/>
    </style:style>
    <style:style style:name="P130" style:parent-style-name="Cuerpo" style:family="paragraph">
      <style:text-properties style:font-name="Arial" style:font-name-complex="Arial" fo:font-size="12pt" style:font-size-asian="12pt" style:font-size-complex="12pt"/>
    </style:style>
    <style:style style:name="P131" style:parent-style-name="Cuerpo" style:family="paragraph">
      <style:text-properties style:font-name="Arial" style:font-name-complex="Arial" fo:font-size="12pt" style:font-size-asian="12pt" style:font-size-complex="12pt"/>
    </style:style>
    <style:style style:name="P132" style:parent-style-name="Cuerpo" style:family="paragraph">
      <style:text-properties style:font-name="Arial" style:font-name-complex="Arial" fo:font-size="12pt" style:font-size-asian="12pt" style:font-size-complex="12pt"/>
    </style:style>
    <style:style style:name="P133" style:parent-style-name="Cuerpo" style:family="paragraph">
      <style:text-properties style:font-name="Arial" style:font-name-complex="Arial" fo:font-size="12pt" style:font-size-asian="12pt" style:font-size-complex="12pt"/>
    </style:style>
    <style:style style:name="P134" style:parent-style-name="Cuerpo" style:family="paragraph">
      <style:text-properties style:font-name="Arial" style:font-name-complex="Arial" fo:font-size="12pt" style:font-size-asian="12pt" style:font-size-complex="12pt"/>
    </style:style>
    <style:style style:name="P135" style:parent-style-name="Cuerpo" style:family="paragraph">
      <style:text-properties style:font-name="Arial" style:font-name-complex="Arial" fo:font-size="12pt" style:font-size-asian="12pt" style:font-size-complex="12pt"/>
    </style:style>
    <style:style style:name="P136" style:parent-style-name="Cuerpo" style:family="paragraph">
      <style:text-properties style:font-name="Arial" style:font-name-complex="Arial" fo:font-size="12pt" style:font-size-asian="12pt" style:font-size-complex="12pt"/>
    </style:style>
    <style:style style:name="P137" style:parent-style-name="Cuerpo" style:family="paragraph">
      <style:text-properties style:font-name="Arial" style:font-name-complex="Arial" fo:font-size="12pt" style:font-size-asian="12pt" style:font-size-complex="12pt"/>
    </style:style>
    <style:style style:name="P138" style:parent-style-name="Cuerpo" style:family="paragraph">
      <style:text-properties style:font-name="Arial" style:font-name-complex="Arial" fo:font-size="12pt" style:font-size-asian="12pt" style:font-size-complex="12pt"/>
    </style:style>
    <style:style style:name="P139" style:parent-style-name="Cuerpo" style:family="paragraph">
      <style:paragraph-properties fo:text-indent="0.5in"/>
      <style:text-properties style:font-name="Arial" style:font-name-complex="Arial" fo:font-size="12pt" style:font-size-asian="12pt" style:font-size-complex="12pt"/>
    </style:style>
    <style:style style:name="P140" style:parent-style-name="Cuerpo" style:family="paragraph">
      <style:text-properties style:font-name="Arial" style:font-name-complex="Arial" fo:font-size="12pt" style:font-size-asian="12pt" style:font-size-complex="12pt"/>
    </style:style>
    <style:style style:name="P141" style:parent-style-name="Cuerpo" style:family="paragraph">
      <style:text-properties style:font-name="Arial" style:font-name-complex="Arial" fo:font-size="12pt" style:font-size-asian="12pt" style:font-size-complex="12pt"/>
    </style:style>
    <style:style style:name="P142" style:parent-style-name="Cuerpo" style:family="paragraph">
      <style:text-properties style:font-name="Arial" style:font-name-complex="Arial" fo:font-size="12pt" style:font-size-asian="12pt" style:font-size-complex="12pt"/>
    </style:style>
    <style:style style:name="P143" style:parent-style-name="Cuerpo" style:family="paragraph">
      <style:text-properties style:font-name="Arial" style:font-name-complex="Arial" fo:font-size="12pt" style:font-size-asian="12pt" style:font-size-complex="12pt"/>
    </style:style>
    <style:style style:name="P144" style:parent-style-name="Cuerpo" style:family="paragraph">
      <style:text-properties style:font-name="Arial" style:font-name-complex="Arial" fo:font-size="12pt" style:font-size-asian="12pt" style:font-size-complex="12pt"/>
    </style:style>
    <style:style style:name="P145" style:parent-style-name="Cuerpo" style:family="paragraph">
      <style:text-properties style:font-name="Arial" style:font-name-complex="Arial" fo:font-size="12pt" style:font-size-asian="12pt" style:font-size-complex="12pt"/>
    </style:style>
    <style:style style:name="P146" style:parent-style-name="Cuerpo" style:family="paragraph">
      <style:text-properties style:font-name="Arial" style:font-name-complex="Arial" fo:font-size="12pt" style:font-size-asian="12pt" style:font-size-complex="12pt"/>
    </style:style>
    <style:style style:name="P147" style:parent-style-name="Cuerpo" style:family="paragraph">
      <style:text-properties style:font-name="Arial" style:font-name-complex="Arial" fo:font-size="12pt" style:font-size-asian="12pt" style:font-size-complex="12pt"/>
    </style:style>
    <style:style style:name="P148" style:parent-style-name="Cuerpo" style:family="paragraph">
      <style:text-properties style:font-name="Arial" style:font-name-complex="Arial" fo:font-size="12pt" style:font-size-asian="12pt" style:font-size-complex="12pt"/>
    </style:style>
    <style:style style:name="P149" style:parent-style-name="Cuerpo" style:family="paragraph">
      <style:text-properties style:font-name="Arial" style:font-name-complex="Arial" fo:font-size="12pt" style:font-size-asian="12pt" style:font-size-complex="12pt"/>
    </style:style>
    <style:style style:name="P150" style:parent-style-name="Cuerpo" style:family="paragraph">
      <style:text-properties style:font-name="Arial" style:font-name-complex="Arial" fo:font-size="12pt" style:font-size-asian="12pt" style:font-size-complex="12pt"/>
    </style:style>
    <style:style style:name="P151" style:parent-style-name="Cuerpo" style:family="paragraph">
      <style:text-properties style:font-name="Arial" style:font-name-complex="Arial" fo:font-size="12pt" style:font-size-asian="12pt" style:font-size-complex="12pt"/>
    </style:style>
    <style:style style:name="P152" style:parent-style-name="Cuerpo" style:family="paragraph">
      <style:text-properties style:font-name="Arial" style:font-name-complex="Arial" fo:font-size="12pt" style:font-size-asian="12pt" style:font-size-complex="12pt"/>
    </style:style>
    <style:style style:name="P153" style:parent-style-name="Cuerpo" style:family="paragraph">
      <style:text-properties style:font-name="Arial" style:font-name-complex="Arial" fo:font-size="12pt" style:font-size-asian="12pt" style:font-size-complex="12pt"/>
    </style:style>
    <style:style style:name="P154" style:parent-style-name="Cuerpo" style:family="paragraph">
      <style:text-properties style:font-name="Arial" style:font-name-complex="Arial" fo:font-size="12pt" style:font-size-asian="12pt" style:font-size-complex="12pt"/>
    </style:style>
    <style:style style:name="P155" style:parent-style-name="Cuerpo" style:family="paragraph">
      <style:text-properties style:font-name="Arial" style:font-name-complex="Arial" fo:font-size="12pt" style:font-size-asian="12pt" style:font-size-complex="12pt"/>
    </style:style>
    <style:style style:name="P156" style:parent-style-name="Cuerpo" style:family="paragraph">
      <style:text-properties style:font-name="Arial" style:font-name-complex="Arial" fo:font-size="12pt" style:font-size-asian="12pt" style:font-size-complex="12pt"/>
    </style:style>
    <style:style style:name="P157" style:parent-style-name="Cuerpo" style:family="paragraph">
      <style:text-properties style:font-name="Arial" style:font-name-complex="Arial" fo:font-size="12pt" style:font-size-asian="12pt" style:font-size-complex="12pt"/>
    </style:style>
    <style:style style:name="P158" style:parent-style-name="Cuerpo" style:family="paragraph">
      <style:text-properties style:font-name="Arial" style:font-name-complex="Arial" fo:font-size="12pt" style:font-size-asian="12pt" style:font-size-complex="12pt"/>
    </style:style>
    <style:style style:name="P159" style:parent-style-name="Cuerpo" style:family="paragraph">
      <style:text-properties style:font-name="Arial" style:font-name-complex="Arial" fo:font-size="12pt" style:font-size-asian="12pt" style:font-size-complex="12pt"/>
    </style:style>
    <style:style style:name="P160" style:parent-style-name="Cuerpo" style:family="paragraph">
      <style:text-properties style:font-name="Arial" style:font-name-complex="Arial" fo:font-size="12pt" style:font-size-asian="12pt" style:font-size-complex="12pt"/>
    </style:style>
    <style:style style:name="P161" style:parent-style-name="Cuerpo" style:family="paragraph">
      <style:text-properties style:font-name="Arial" style:font-name-complex="Arial" fo:font-size="12pt" style:font-size-asian="12pt" style:font-size-complex="12pt"/>
    </style:style>
    <style:style style:name="P162" style:parent-style-name="Cuerpo" style:family="paragraph">
      <style:text-properties style:font-name="Arial" style:font-name-complex="Arial" fo:font-size="12pt" style:font-size-asian="12pt" style:font-size-complex="12pt"/>
    </style:style>
    <style:style style:name="P163" style:parent-style-name="Cuerpo" style:family="paragraph">
      <style:text-properties style:font-name="Arial" style:font-name-complex="Arial" fo:font-size="12pt" style:font-size-asian="12pt" style:font-size-complex="12pt"/>
    </style:style>
    <style:style style:name="P164" style:parent-style-name="Cuerpo" style:family="paragraph">
      <style:text-properties style:font-name="Arial" style:font-name-complex="Arial" fo:font-size="12pt" style:font-size-asian="12pt" style:font-size-complex="12pt"/>
    </style:style>
    <style:style style:name="P165" style:parent-style-name="Cuerpo" style:family="paragraph">
      <style:text-properties style:font-name="Arial" style:font-name-complex="Arial" fo:font-size="12pt" style:font-size-asian="12pt" style:font-size-complex="12pt"/>
    </style:style>
    <style:style style:name="P166" style:parent-style-name="Cuerpo" style:family="paragraph">
      <style:text-properties style:font-name="Arial" style:font-name-complex="Arial" fo:font-size="12pt" style:font-size-asian="12pt" style:font-size-complex="12pt"/>
    </style:style>
    <style:style style:name="P167" style:parent-style-name="Cuerpo" style:family="paragraph">
      <style:text-properties style:font-name="Arial" style:font-name-complex="Arial" fo:font-size="12pt" style:font-size-asian="12pt" style:font-size-complex="12pt"/>
    </style:style>
    <style:style style:name="P168" style:parent-style-name="Cuerpo" style:family="paragraph">
      <style:text-properties style:font-name="Arial" style:font-name-complex="Arial" fo:font-size="12pt" style:font-size-asian="12pt" style:font-size-complex="12pt"/>
    </style:style>
    <style:style style:name="P169" style:parent-style-name="Cuerpo" style:family="paragraph">
      <style:text-properties style:font-name="Arial" style:font-name-complex="Arial" fo:font-size="12pt" style:font-size-asian="12pt" style:font-size-complex="12pt"/>
    </style:style>
    <style:style style:name="P170" style:parent-style-name="Cuerpo" style:family="paragraph">
      <style:text-properties style:font-name="Arial" style:font-name-complex="Arial" fo:font-size="12pt" style:font-size-asian="12pt" style:font-size-complex="12pt"/>
    </style:style>
    <style:style style:name="P171" style:parent-style-name="Cuerpo" style:family="paragraph">
      <style:text-properties style:font-name="Arial" style:font-name-complex="Arial" fo:font-size="12pt" style:font-size-asian="12pt" style:font-size-complex="12pt"/>
    </style:style>
    <style:style style:name="P172" style:parent-style-name="Cuerpo" style:family="paragraph">
      <style:text-properties style:font-name="Arial" style:font-name-complex="Arial" fo:font-size="12pt" style:font-size-asian="12pt" style:font-size-complex="12pt"/>
    </style:style>
    <style:style style:name="P173" style:parent-style-name="Cuerpo" style:family="paragraph">
      <style:text-properties style:font-name="Arial" style:font-name-complex="Arial" fo:font-size="12pt" style:font-size-asian="12pt" style:font-size-complex="12pt"/>
    </style:style>
    <style:style style:name="P174" style:parent-style-name="Cuerpo" style:family="paragraph">
      <style:text-properties style:font-name="Arial" style:font-name-complex="Arial" fo:font-size="12pt" style:font-size-asian="12pt" style:font-size-complex="12pt"/>
    </style:style>
    <style:style style:name="P175" style:parent-style-name="Cuerpo" style:family="paragraph">
      <style:paragraph-properties fo:margin-left="0.5in" fo:text-indent="-0.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76" style:parent-style-name="Cuerpo" style:family="paragraph">
      <style:paragraph-properties fo:margin-left="0.5in" fo:text-indent="-0.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77" style:parent-style-name="Cuerpo" style:family="paragraph">
      <style:paragraph-properties fo:text-indent="0.5in"/>
      <style:text-properties style:font-name="Arial" style:font-name-complex="Arial" fo:font-size="12pt" style:font-size-asian="12pt" style:font-size-complex="12pt"/>
    </style:style>
    <style:style style:name="P178" style:parent-style-name="Cuerpo" style:family="paragraph">
      <style:paragraph-properties fo:margin-left="0.5in" fo:text-indent="-0.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79" style:parent-style-name="Cuerpo" style:family="paragraph">
      <style:paragraph-properties fo:margin-left="0.5in" fo:text-indent="-0.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80" style:parent-style-name="Cuerpo" style:family="paragraph">
      <style:paragraph-properties fo:margin-left="0.5in" fo:text-indent="-0.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81" style:parent-style-name="Cuerpo" style:family="paragraph">
      <style:paragraph-properties fo:margin-left="0.5in" fo:text-indent="-0.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82" style:parent-style-name="Cuerpo" style:family="paragraph">
      <style:paragraph-properties fo:margin-left="0.5in" fo:text-indent="-0.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83" style:parent-style-name="Cuerpo" style:family="paragraph">
      <style:paragraph-properties fo:margin-left="0.5in" fo:text-indent="-0.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84" style:parent-style-name="Cuerpo" style:family="paragraph">
      <style:paragraph-properties fo:margin-left="0.5in" fo:text-indent="-0.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85" style:parent-style-name="Cuerpo" style:family="paragraph">
      <style:paragraph-properties fo:margin-left="0.5in" fo:text-indent="-0.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86" style:parent-style-name="Cuerpo" style:family="paragraph">
      <style:paragraph-properties fo:margin-left="0.5in" fo:text-indent="-0.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87" style:parent-style-name="Cuerpo" style:family="paragraph">
      <style:paragraph-properties fo:margin-left="0.5in" fo:text-indent="-0.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88" style:parent-style-name="Cuerpo" style:family="paragraph">
      <style:paragraph-properties fo:margin-left="0.5in" fo:text-indent="-0.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89" style:parent-style-name="Cuerpo" style:family="paragraph">
      <style:paragraph-properties fo:margin-left="0.5in" fo:text-indent="-0.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90" style:parent-style-name="Cuerpo" style:family="paragraph">
      <style:paragraph-properties fo:margin-left="0.5in" fo:text-indent="-0.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91" style:parent-style-name="Cuerpo" style:family="paragraph">
      <style:paragraph-properties fo:margin-left="0.5in" fo:text-indent="-0.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92" style:parent-style-name="Cuerpo" style:family="paragraph">
      <style:text-properties style:font-name="Arial" style:font-name-complex="Arial" fo:font-size="12pt" style:font-size-asian="12pt" style:font-size-complex="12pt"/>
    </style:style>
    <style:style style:name="P193" style:parent-style-name="Cuerpo" style:family="paragraph">
      <style:text-properties style:font-name="Arial" style:font-name-complex="Arial" fo:font-size="12pt" style:font-size-asian="12pt" style:font-size-complex="12pt"/>
    </style:style>
    <style:style style:name="P194" style:parent-style-name="Cuerpo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195" style:parent-style-name="Cuerpo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196" style:parent-style-name="Cuerpo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197" style:parent-style-name="Cuerpo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T198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99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0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01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02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Normal"><text:s text:c="5"/>Claudia Rodriguez Espino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/>
            <text:p text:style-name="Normal"><text:s text:c="5"/>Fundamentos de programacion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/>
            <text:p text:style-name="Normal"><text:s text:c="5"/>4</text:p>
          </table:table-cell>
        </table:table-row>
        <table:table-row table:style-name="TableRow50">
          <table:table-cell table:style-name="TableCell51">
            <text:p text:style-name="P52"/>
            <text:p text:style-name="P53">No de Práctica(s):</text:p>
          </table:table-cell>
          <table:table-cell table:style-name="TableCell54">
            <text:p text:style-name="P55"/>
            <text:p text:style-name="Normal"><text:s text:c="5"/>Practica 05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/>
            <text:p text:style-name="Normal"><text:s text:c="5"/>Rivera Romero Cristian Alberto</text:p>
          </table:table-cell>
        </table:table-row>
        <table:table-row table:style-name="TableRow62">
          <table:table-cell table:style-name="TableCell63">
            <text:p text:style-name="P64">No. de Equipo de cómputo empleado:</text:p>
          </table:table-cell>
          <table:table-cell table:style-name="TableCell65">
            <text:p text:style-name="P66"/>
            <text:p text:style-name="Normal"><text:s text:c="5"/>30</text:p>
          </table:table-cell>
        </table:table-row>
        <table:table-row table:style-name="TableRow67">
          <table:table-cell table:style-name="TableCell68">
            <text:p text:style-name="P69"/>
            <text:p text:style-name="P70">No. de Lista o Brigada:</text:p>
          </table:table-cell>
          <table:table-cell table:style-name="TableCell71">
            <text:p text:style-name="P72"/>
            <text:p text:style-name="Normal"><text:s text:c="5"/></text:p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/>
            <text:p text:style-name="Normal"><text:s text:c="6"/>2019-2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/>
            <text:p text:style-name="Normal"><text:s text:c="6"/>16/03/19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Observaciones: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Standard"/>
      <text:p text:style-name="P98"><text:tab/><text:tab/><text:tab/><text:tab/><text:tab/>CALIFICACIÓN: __________<text:tab/></text:p>
      <text:p text:style-name="P99">Practica de estudio: Pseudocódigo</text:p>
      <text:p text:style-name="P100">Objetivo:</text:p>
      <text:p text:style-name="Cuerpo"><text:span text:style-name="T101"><text:s/></text:span><text:span text:style-name="T102">Elaborar pseudocódigos que representen soluciones algorítmicas empleando la sintaxis y semántica adecuadas.</text:span></text:p>
      <text:p text:style-name="Cuerpo"><text:span text:style-name="T103">Actividades:<text:s/></text:span><text:span text:style-name="T104"><text:s/></text:span></text:p>
      <text:p text:style-name="P105">Se realizaron diversos pseudocódigos y para llevarlos a cabo seguí la sintaxis de los ejemplos allí propuestos, para esto usamos varios comandos los cuales ya habían sido usados en clase, para esta práctica se realizaron un total de 5 pseudocódigos, en algunos caso me costó más escribir el contenido, pero con la ayuda de la estructura los realice de una forma que pienso es la correcta.</text:p>
      <text:p text:style-name="Cuerpo"/>
      <text:p text:style-name="P106">1. Área del círculo</text:p>
      <text:p text:style-name="P107">INICIO</text:p>
      <text:p text:style-name="P108"><text:tab/>Pi=3.1416</text:p>
      <text:p text:style-name="P109"><text:tab/>r=0</text:p>
      <text:p text:style-name="P110"><text:tab/>a=0</text:p>
      <text:p text:style-name="P111"><text:tab/><text:tab/>ESCRIBIR “Ingrese el radio del circulo”</text:p>
      <text:p text:style-name="P112"><text:tab/>LEER radio</text:p>
      <text:p text:style-name="P113"><text:tab/>a=Pi*r*r</text:p>
      <text:p text:style-name="P114"><text:tab/><text:tab/>ESCRIBIR “El area del circulo es:”</text:p>
      <text:p text:style-name="P115">FIN</text:p>
      <text:p text:style-name="P116"/>
      <text:p text:style-name="P117">2. Tablas de multiplicar</text:p>
      <text:p text:style-name="P118">INICIO</text:p>
      <text:p text:style-name="P119">Entero x, y, multiplicación</text:p>
      <text:p text:style-name="P120">LEER (x)</text:p>
      <text:p text:style-name="P121">multiplicacion=0</text:p>
      <text:p text:style-name="P122">PARA x=1 hasta 10 hacer</text:p>
      <text:p text:style-name="P123">FIN_PARA</text:p>
      <text:p text:style-name="P124">PARA y=1 hasta 10 hacer</text:p>
      <text:p text:style-name="P125">multiplicacion=(x*y)</text:p>
      <text:p text:style-name="P126">FIN_PARA</text:p>
      <text:p text:style-name="P127">FIN</text:p>
      <text:p text:style-name="P128"/>
      <text:p text:style-name="P129">3. <text:s/>Ecuaciones de 2do grado</text:p>
      <text:p text:style-name="P130"/>
      <text:p text:style-name="P131">INICIO</text:p>
      <text:p text:style-name="P132">x: ENTERO</text:p>
      <text:p text:style-name="P133"><text:tab/>ESCRIBIR “Ingrese un valor para x”</text:p>
      <text:p text:style-name="P134"><text:tab/>LEER (x)</text:p>
      <text:p text:style-name="P135"><text:tab/>SI x&gt;2 ENTONCES hacer</text:p>
      <text:p text:style-name="P136"><text:tab/>y=3(x*x)+2(x)-20</text:p>
      <text:p text:style-name="P137"><text:tab/><text:tab/>ESCRIBIR “y”</text:p>
      <text:p text:style-name="P138"><text:tab/>FIN SI</text:p>
      <text:p text:style-name="P139">SI x&lt;2 ENTONCES hacer</text:p>
      <text:p text:style-name="P140"><text:tab/>y=2(x*x)-3(x)+0</text:p>
      <text:p text:style-name="P141"><text:tab/><text:tab/>ESCRIBIR “y”</text:p>
      <text:p text:style-name="P142"><text:tab/>DE LO CONTRARIO x=0</text:p>
      <text:p text:style-name="P143"><text:tab/><text:tab/>ESCRIBIR “No hay solución”</text:p>
      <text:p text:style-name="P144"><text:tab/>FIN DE LO CONTRARIO</text:p>
      <text:p text:style-name="P145">FIN</text:p>
      <text:p text:style-name="P146"/>
      <text:p text:style-name="P147"/>
      <text:p text:style-name="P148"/>
      <text:p text:style-name="P149"/>
      <text:p text:style-name="P150">4. Menú</text:p>
      <text:p text:style-name="P151">INICIO</text:p>
      <text:p text:style-name="P152">y: ENTERO</text:p>
      <text:p text:style-name="P153"><text:tab/>ESCRIBIR “MENU”</text:p>
      <text:p text:style-name="P154"><text:tab/>ESCRIBIR “1. ALTAS”</text:p>
      <text:p text:style-name="P155"><text:tab/>ESCRIBIR “2. BAJAS”</text:p>
      <text:p text:style-name="P156"><text:tab/>ESCRIBIR “3. CAMBIOS”</text:p>
      <text:p text:style-name="P157"><text:tab/>ESCRIBIR “4. SALIDA”</text:p>
      <text:p text:style-name="P158"><text:tab/>SELECCINAR “x” EN</text:p>
      <text:p text:style-name="P159"><text:tab/><text:tab/>CASO 1</text:p>
      <text:p text:style-name="P160"><text:tab/><text:tab/><text:tab/>ESCRIBIR “ESTAS EN ALTAS”</text:p>
      <text:p text:style-name="P161"><text:tab/><text:tab/>CASO 2</text:p>
      <text:p text:style-name="P162"><text:tab/><text:tab/><text:tab/>ESCRIBIR “ESTAS EN BAJAS”</text:p>
      <text:p text:style-name="P163"><text:tab/><text:tab/>CASO 3</text:p>
      <text:p text:style-name="P164"><text:tab/><text:tab/><text:tab/>ESCRIBIR<text:s/>“ESTAS EN CAMBIOS”</text:p>
      <text:p text:style-name="P165"><text:tab/><text:tab/>CASO 4</text:p>
      <text:p text:style-name="P166"><text:tab/><text:tab/><text:tab/>ESCRIBIR “ADIOS”</text:p>
      <text:p text:style-name="P167"><text:tab/><text:tab/>DEFECTO</text:p>
      <text:p text:style-name="P168"><text:tab/><text:tab/><text:tab/>ESCRIBIR “NO EXISTE OPCION”</text:p>
      <text:p text:style-name="P169"><text:tab/></text:p>
      <text:p text:style-name="P170"><text:tab/>FIN SELECCIONAR</text:p>
      <text:p text:style-name="P171">FIN</text:p>
      <text:p text:style-name="P172"/>
      <text:p text:style-name="P173">5. MIENTRAS 1-100</text:p>
      <text:p text:style-name="P174">INICIO</text:p>
      <text:p text:style-name="P175">x: ENTERO</text:p>
      <text:p text:style-name="P176">x=1</text:p>
      <text:p text:style-name="P177">MIENTRAS x&lt;=100</text:p>
      <text:p text:style-name="P178"><text:tab/><text:tab/>ESCRIBIR “x”</text:p>
      <text:p text:style-name="P179"><text:tab/><text:tab/>x= x+1<text:tab/></text:p>
      <text:p text:style-name="P180"><text:s text:c="11"/>FIN MIENTRAS</text:p>
      <text:p text:style-name="P181">FIN</text:p>
      <text:p text:style-name="P182"/>
      <text:p text:style-name="P183">INICIO</text:p>
      <text:p text:style-name="P184">5.1 HACER-MIENTRAS 1-100</text:p>
      <text:p text:style-name="P185">INICIO</text:p>
      <text:p text:style-name="P186">x:<text:s/>ENTERO</text:p>
      <text:p text:style-name="P187">x=0</text:p>
      <text:p text:style-name="P188"><text:tab/>HACER<text:s/></text:p>
      <text:p text:style-name="P189"><text:tab/><text:tab/>ESCRIBIR “x”</text:p>
      <text:p text:style-name="P190"><text:tab/><text:tab/>x=x+1</text:p>
      <text:p text:style-name="P191"><text:tab/>MIENTRAS x&lt;100</text:p>
      <text:p text:style-name="P192">FIN</text:p>
      <text:p text:style-name="P193"/>
      <text:p text:style-name="P194"/>
      <text:p text:style-name="P195"/>
      <text:p text:style-name="P196"/>
      <text:p text:style-name="P197">Conclusiones</text:p>
      <text:p text:style-name="Cuerpo"><text:span text:style-name="T198">Note que a pesar de usar los mismos comandos, como lo hemos hecho en clase, la estructura y la forma en que funciona cambia, como decía en la práctica esto es una representación de</text:span><text:span text:style-name="T199">l algoritmo, y da una buena idea de cómo pasarlo a c++, o algún programa parecido, pero que en algunos casos me confundió<text:s/></text:span><text:span text:style-name="T200">más</text:span><text:span text:style-name="T201"><text:s/>que programar</text:span><text:span text:style-name="T202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 Neue" svg:font-family="Helvetica Neue" style:font-family-generic="roman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uerpo" style:display-name="Cuerpo" style:family="paragraph">
      <style:paragraph-properties fo:widows="2" fo:orphans="2" fo:border="0.0034in solid #FFFFFF" fo:padding="0.4305in" style:shadow="#000000 0.0034in 0.0034in" style:vertical-align="auto"/>
      <style:text-properties style:font-name="Helvetica Neue" style:font-name-asian="Arial Unicode MS" style:font-name-complex="Arial Unicode MS" fo:color="#000000" style:letter-kerning="false" fo:font-size="11pt" style:font-size-asian="11pt" style:font-size-complex="11pt" style:rfc-language-tag="es-ES_tradnl" fo:language="es" style:language-asian="es" style:country-asian="MX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Cristian Rivera</dc:creator>
    <meta:creation-date>2019-03-16T23:57:00Z</meta:creation-date>
    <dc:date>2019-03-16T23:59:00Z</dc:date>
    <meta:template xlink:href="Normal" xlink:type="simple"/>
    <meta:editing-cycles>4</meta:editing-cycles>
    <meta:editing-duration>PT120S</meta:editing-duration>
    <meta:document-statistic meta:page-count="1" meta:paragraph-count="5" meta:word-count="402" meta:character-count="2614" meta:row-count="18" meta:non-whitespace-character-count="2217"/>
  </office:meta>
</office:document-meta>
</file>